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10.552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-asian="DejaVu Sans" style:font-name-complex="DejaVu Sans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font-name="Liberation Sans" style:font-name-asian="DejaVu Sans" style:font-name-complex="DejaVu Sans"/>
    </style:style>
    <style:style style:name="ce6" style:family="table-cell" style:parent-style-name="Default">
      <style:table-cell-properties fo:wrap-option="wrap"/>
      <style:text-properties style:font-name="Liberation Sans" style:font-name-asian="DejaVu Sans" style:font-name-complex="DejaVu Sans"/>
    </style:style>
    <style:style style:name="ce7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DejaVu Sans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Functionnal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Ibrahima Cisse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E. Pamba C.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10.10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2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2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2" office:value-type="string">
            <text:p>V2.6.1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3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gotten</text:p>
          </table:table-cell>
          <table:table-cell office:value-type="string">
            <text:p>Error</text:p>
          </table:table-cell>
          <table:table-cell office:value-type="string">
            <text:p>Remarks</text:p>
          </table:table-cell>
        </table:table-row>
        <table:table-row table:style-name="ro1">
          <table:table-cell office:value-type="string">
            <text:p>T1.1-B</text:p>
          </table:table-cell>
          <table:table-cell office:value-type="date" office:date-value="2011-05-04">
            <text:p>04/05/11</text:p>
          </table:table-cell>
          <table:table-cell office:value-type="string">
            <text:p>Normal execution of submitjob</text:p>
          </table:table-cell>
          <table:table-cell office:value-type="string">
            <text:p>submitjob</text:p>
          </table:table-cell>
          <table:table-cell office:value-type="string">
            <text:p>VISHNU job identifier</text:p>
          </table:table-cell>
          <table:table-cell table:style-name="ce5" office:value-type="string">
            <text:p>VISHNU job identifie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1.1-E1</text:p>
          </table:table-cell>
          <table:table-cell office:value-type="date" office:date-value="2011-05-04">
            <text:p>04/05/11</text:p>
          </table:table-cell>
          <table:table-cell office:value-type="string">
            <text:p>Job submission with <text:s/>bad session key</text:p>
          </table:table-cell>
          <table:table-cell table:style-name="ce5" office:value-type="string">
            <text:p><text:span text:style-name="T1">submitjob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1.1-E2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Job submission with <text:s/>bad machine Identifier</text:span></text:p>
          </table:table-cell>
          <table:table-cell table:style-name="ce5" office:value-type="string">
            <text:p><text:span text:style-name="T1">submitjob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1.1-E3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Job submission with <text:s/>bad script contents</text:span></text:p>
          </table:table-cell>
          <table:table-cell table:style-name="ce5" office:value-type="string">
            <text:p><text:span text:style-name="T1">submitjob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1.1-E4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Job submission with <text:s/>bad script path</text:span></text:p>
          </table:table-cell>
          <table:table-cell table:style-name="ce5" office:value-type="string">
            <text:p><text:span text:style-name="T1">submitjob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2.2-B</text:p>
          </table:table-cell>
          <table:table-cell office:value-type="date" office:date-value="2011-05-04">
            <text:p>04/05/11</text:p>
          </table:table-cell>
          <table:table-cell office:value-type="string">
            <text:p>Normal execution of <text:s/>cancelJob</text:p>
          </table:table-cell>
          <table:table-cell office:value-type="string">
            <text:p>cancelJob</text:p>
          </table:table-cell>
          <table:table-cell office:value-type="string">
            <text:p>job cancelled</text:p>
          </table:table-cell>
          <table:table-cell table:style-name="ce5" office:value-type="string">
            <text:p>job cancell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2-E1</text:p>
          </table:table-cell>
          <table:table-cell office:value-type="date" office:date-value="2011-05-04">
            <text:p>04/05/11</text:p>
          </table:table-cell>
          <table:table-cell office:value-type="string">
            <text:p>Job canceling with <text:s/>bad session key</text:p>
          </table:table-cell>
          <table:table-cell office:value-type="string">
            <text:p>cancelJob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2-E2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Job canceling with <text:s/>bad machine identifier</text:span></text:p>
          </table:table-cell>
          <table:table-cell office:value-type="string">
            <text:p>cancelJob</text:p>
          </table:table-cell>
          <table:table-cell office:value-type="string">
            <text:p>VishnuException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2-E3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Job canceling with <text:s/>bad job identifier</text:span></text:p>
          </table:table-cell>
          <table:table-cell office:value-type="string">
            <text:p>cancelJob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2.2-E4</text:p>
          </table:table-cell>
          <table:table-cell office:value-type="date" office:date-value="2011-05-04">
            <text:p>04/05/11</text:p>
          </table:table-cell>
          <table:table-cell table:style-name="ce6" office:value-type="string">
            <text:p><text:span text:style-name="T1">Job canceling by a user who is not an </text:span><text:span text:style-name="T1">administrator and not the owner of the job</text:span></text:p>
          </table:table-cell>
          <table:table-cell office:value-type="string">
            <text:p>cancelJob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2.1-B</text:p>
          </table:table-cell>
          <table:table-cell office:value-type="date" office:date-value="2011-05-04">
            <text:p>04/05/11</text:p>
          </table:table-cell>
          <table:table-cell office:value-type="string">
            <text:p>Normal execution of <text:s/>getJobInfo</text:p>
          </table:table-cell>
          <table:table-cell table:style-name="ce5" office:value-type="string">
            <text:p><text:span text:style-name="T1">getJobInfo</text:span></text:p>
          </table:table-cell>
          <table:table-cell office:value-type="string">
            <text:p>The job object is returned</text:p>
          </table:table-cell>
          <table:table-cell table:style-name="ce5" office:value-type="string">
            <text:p>job object return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1-E1</text:p>
          </table:table-cell>
          <table:table-cell office:value-type="date" office:date-value="2011-05-04">
            <text:p>04/05/11</text:p>
          </table:table-cell>
          <table:table-cell office:value-type="string">
            <text:p>getJobInfo with <text:s/>bad session key</text:p>
          </table:table-cell>
          <table:table-cell table:style-name="ce5" office:value-type="string">
            <text:p><text:span text:style-name="T1">getJobInfo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1-E2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getJobInfo with <text:s/>bad machine Identifier</text:span></text:p>
          </table:table-cell>
          <table:table-cell table:style-name="ce5" office:value-type="string">
            <text:p><text:span text:style-name="T1">getJobInfo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1-E3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getJobInfo with <text:s/>bad job identifier</text:span></text:p>
          </table:table-cell>
          <table:table-cell table:style-name="ce5" office:value-type="string">
            <text:p><text:span text:style-name="T1">getJobInfo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>
          <table:table-cell office:value-type="string">
            <text:p>T2.5-B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Normal execution of <text:s/>getJobProgress</text:span></text:p>
          </table:table-cell>
          <table:table-cell table:style-name="ce5" office:value-type="string">
            <text:p><text:span text:style-name="T1">getJobProgress</text:span></text:p>
          </table:table-cell>
          <table:table-cell office:value-type="string">
            <text:p>The job progression is returned</text:p>
          </table:table-cell>
          <table:table-cell table:style-name="ce5" office:value-type="string">
            <text:p>The job progression is returned</text:p>
          </table:table-cell>
          <table:table-cell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T2.5-E1</text:p>
          </table:table-cell>
          <table:table-cell office:value-type="date" office:date-value="2011-05-04">
            <text:p>04/05/11</text:p>
          </table:table-cell>
          <table:table-cell office:value-type="string">
            <text:p><text:span text:style-name="T1">getJobProgress</text:span> with <text:s/>bad session key</text:p>
          </table:table-cell>
          <table:table-cell table:style-name="ce5" office:value-type="string">
            <text:p><text:span text:style-name="T1">getJobProgress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3-E2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getJobProgress with <text:s/>bad machine identifier</text:span></text:p>
          </table:table-cell>
          <table:table-cell table:style-name="ce5" office:value-type="string">
            <text:p><text:span text:style-name="T1">getJobProgress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1-E3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getJobProgress with <text:s/>bad job identifier</text:span></text:p>
          </table:table-cell>
          <table:table-cell table:style-name="ce5" office:value-type="string">
            <text:p><text:span text:style-name="T1">getJobProgress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/>
          <table:table-cell/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>
            <text:p>T2.6-B</text:p>
          </table:table-cell>
          <table:table-cell office:value-type="date" office:date-value="2011-05-04">
            <text:p>04/05/11</text:p>
          </table:table-cell>
          <table:table-cell office:value-type="string">
            <text:p>Normal execution of <text:s/>getJobOutput</text:p>
          </table:table-cell>
          <table:table-cell table:style-name="ce5" office:value-type="string">
            <text:p><text:span text:style-name="T1">getJobOutput</text:span></text:p>
          </table:table-cell>
          <table:table-cell table:style-name="ce7" office:value-type="string">
            <text:p>The job output files are returned</text:p>
          </table:table-cell>
          <table:table-cell table:style-name="ce5" office:value-type="string">
            <text:p>The job output files are return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6-E1</text:p>
          </table:table-cell>
          <table:table-cell office:value-type="date" office:date-value="2011-05-04">
            <text:p>04/05/11</text:p>
          </table:table-cell>
          <table:table-cell office:value-type="string">
            <text:p>getJobOutput with <text:s/>bad session key</text:p>
          </table:table-cell>
          <table:table-cell table:style-name="ce5" office:value-type="string">
            <text:p><text:span text:style-name="T1">getJobOutput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6-E2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getJobOutput with <text:s/>bad machine Identifier</text:span></text:p>
          </table:table-cell>
          <table:table-cell table:style-name="ce5" office:value-type="string">
            <text:p><text:span text:style-name="T1">getJobOutput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2.6-E3</text:p>
          </table:table-cell>
          <table:table-cell office:value-type="date" office:date-value="2011-05-04">
            <text:p>04/05/11</text:p>
          </table:table-cell>
          <table:table-cell table:style-name="ce6" office:value-type="string">
            <text:p><text:span text:style-name="T1">getJobOutput with <text:s/>the identifier of job not </text:span><text:span text:style-name="T1">terminated</text:span></text:p>
          </table:table-cell>
          <table:table-cell table:style-name="ce5" office:value-type="string">
            <text:p><text:span text:style-name="T1">getJobOutput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2">
          <table:table-cell office:value-type="string">
            <text:p>T2.7-B</text:p>
          </table:table-cell>
          <table:table-cell office:value-type="date" office:date-value="2011-05-04">
            <text:p>04/05/11</text:p>
          </table:table-cell>
          <table:table-cell office:value-type="string">
            <text:p>Normal execution of <text:s/>getCompletedJobsOuput</text:p>
          </table:table-cell>
          <table:table-cell table:style-name="ce5" office:value-type="string">
            <text:p><text:span text:style-name="T1">getCompletedJobsOuput</text:span></text:p>
          </table:table-cell>
          <table:table-cell table:style-name="ce7" office:value-type="string">
            <text:p>The job output files of all completed jobs are returned</text:p>
          </table:table-cell>
          <table:table-cell table:style-name="ce6" office:value-type="string">
            <text:p>The job output files of all completed jobs are return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7-E1</text:p>
          </table:table-cell>
          <table:table-cell office:value-type="date" office:date-value="2011-05-04">
            <text:p>04/05/11</text:p>
          </table:table-cell>
          <table:table-cell office:value-type="string">
            <text:p>getCompletedJobsOuput with <text:s/>bad session key</text:p>
          </table:table-cell>
          <table:table-cell table:style-name="ce5" office:value-type="string">
            <text:p><text:span text:style-name="T1">getCompletedJobsOuput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7-E2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getCompletedJobsOuput with <text:s/>bad machine </text:span><text:span text:style-name="T1">Identifier</text:span></text:p>
          </table:table-cell>
          <table:table-cell table:style-name="ce5" office:value-type="string">
            <text:p>getCompletedJobsOuput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>
            <text:p>T2.3-B</text:p>
          </table:table-cell>
          <table:table-cell office:value-type="date" office:date-value="2011-05-04">
            <text:p>04/05/11</text:p>
          </table:table-cell>
          <table:table-cell office:value-type="string">
            <text:p>Normal execution of <text:span text:style-name="T1">listQueues</text:span></text:p>
          </table:table-cell>
          <table:table-cell table:style-name="ce5" office:value-type="string">
            <text:p><text:span text:style-name="T1">listQueues</text:span></text:p>
          </table:table-cell>
          <table:table-cell table:style-name="ce7" office:value-type="string">
            <text:p>The list of queues is returned</text:p>
          </table:table-cell>
          <table:table-cell table:style-name="ce6" office:value-type="string">
            <text:p>The list of queues is return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3-E1</text:p>
          </table:table-cell>
          <table:table-cell office:value-type="date" office:date-value="2011-05-04">
            <text:p>04/05/11</text:p>
          </table:table-cell>
          <table:table-cell office:value-type="string">
            <text:p><text:span text:style-name="T1">listQueues</text:span> with <text:s/>bad session key</text:p>
          </table:table-cell>
          <table:table-cell table:style-name="ce5" office:value-type="string">
            <text:p><text:span text:style-name="T1">listQueues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3-E2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listQueues with <text:s/>bad machine Identifier</text:span></text:p>
          </table:table-cell>
          <table:table-cell table:style-name="ce5" office:value-type="string">
            <text:p><text:span text:style-name="T1">listQueues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2.4-B</text:p>
          </table:table-cell>
          <table:table-cell office:value-type="date" office:date-value="2011-05-04">
            <text:p>04/05/11</text:p>
          </table:table-cell>
          <table:table-cell office:value-type="string">
            <text:p>Normal execution of <text:span text:style-name="T1">listJobs</text:span></text:p>
          </table:table-cell>
          <table:table-cell table:style-name="ce5" office:value-type="string">
            <text:p><text:span text:style-name="T1">listJobs</text:span></text:p>
          </table:table-cell>
          <table:table-cell table:style-name="ce7" office:value-type="string">
            <text:p>The list of jobs is returned</text:p>
          </table:table-cell>
          <table:table-cell table:style-name="ce6" office:value-type="string">
            <text:p>The list of jobs is return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4-E1</text:p>
          </table:table-cell>
          <table:table-cell office:value-type="date" office:date-value="2011-05-04">
            <text:p>04/05/11</text:p>
          </table:table-cell>
          <table:table-cell office:value-type="string">
            <text:p><text:span text:style-name="T1">listJobs</text:span> with <text:s/>bad session key</text:p>
          </table:table-cell>
          <table:table-cell table:style-name="ce5" office:value-type="string">
            <text:p><text:span text:style-name="T1">listJobs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2.4-E2</text:p>
          </table:table-cell>
          <table:table-cell office:value-type="date" office:date-value="2011-05-04">
            <text:p>04/05/11</text:p>
          </table:table-cell>
          <table:table-cell table:style-name="ce5" office:value-type="string">
            <text:p><text:span text:style-name="T1">listJobs with <text:s/>bad machine Identifier</text:span></text:p>
          </table:table-cell>
          <table:table-cell table:style-name="ce5" office:value-type="string">
            <text:p><text:span text:style-name="T1">listJobs</text:span></text:p>
          </table:table-cell>
          <table:table-cell office:value-type="string">
            <text:p>VishnuException</text:p>
          </table:table-cell>
          <table:table-cell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 table:number-rows-repeated="31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4">04/05/2011</text:date>, <text:time>18:4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5-04T18:48:28</dc:date>
    <meta:editing-duration>PT07H01M40S</meta:editing-duration>
    <meta:editing-cycles>91</meta:editing-cycles>
    <meta:generator>OpenOffice.org/3.2$Linux OpenOffice.org_project/320m12$Build-9483</meta:generator>
    <dc:creator>Capo-Chichi </dc:creator>
    <meta:document-statistic meta:table-count="3" meta:cell-count="241" meta:object-count="0"/>
    <meta:user-defined meta:name="Info 1"/>
    <meta:user-defined meta:name="Info 2"/>
    <meta:user-defined meta:name="Info 3"/>
    <meta:user-defined meta:name="Info 4"/>
  </office:meta>
</office:document-meta>
</file>